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25-02-1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23-02-21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22-02-19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20-02-1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17-02-2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16-02-24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15-02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14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13-02-28 0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12-02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11-02-2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10-02-2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09-02-23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08-02-1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07-0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06-02-2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05-02-22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04-02-19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03-02-19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02-02-21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2000-02-24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99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98-02-25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97-02-26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94-03-0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93-02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92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91-02-22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90-02-2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89-02-2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88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87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86-02-1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85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85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84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83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82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78</text:p>
          </table:table-cell>
          <table:table-cell office:value-type="string" calcext:value-type="string">
            <text:p>03N/22E-23BCB</text:p>
          </table:table-cell>
          <table:table-cell office:value-type="string" calcext:value-type="string">
            <text:p>1981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